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000000100E1F437AD7EF2AF7A.png" manifest:media-type="image/png"/>
  <manifest:file-entry manifest:full-path="Pictures/1000020100000384000001EFCD907427F2C9693A.png" manifest:media-type="image/png"/>
  <manifest:file-entry manifest:full-path="Pictures/1000020100000400000002EF16F65426F2C07E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-1.905cm" svg:width="17cm" svg:height="9.349cm" draw:z-index="0"><draw:image xlink:href="Pictures/1000020100000384000001EFCD907427F2C9693A.png" xlink:type="simple" xlink:show="embed" xlink:actuate="onLoad"/></draw:frame><draw:frame draw:style-name="fr1" draw:name="Imagen2" text:anchor-type="paragraph" svg:x="0cm" svg:y="7.726cm" svg:width="17cm" svg:height="12.467cm" draw:z-index="1"><draw:image xlink:href="Pictures/1000020100000400000002EF16F65426F2C07EA6.png" xlink:type="simple" xlink:show="embed" xlink:actuate="onLoad"/></draw:frame><draw:frame draw:style-name="fr1" draw:name="Imagen3" text:anchor-type="paragraph" svg:x="-0.019cm" svg:y="20.689cm" svg:width="7.62cm" svg:height="6.773cm" draw:z-index="2"><draw:image xlink:href="Pictures/100002010000012000000100E1F437AD7EF2AF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3:09:30.239327979</meta:creation-date>
    <dc:date>2017-10-11T13:36:15.206574230</dc:date>
    <meta:editing-duration>PT16M3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4.0.3$Linux_X86_64 LibreOffice_project/40m0$Build-3</meta:generator>
  </office:meta>
</office:document-meta>
</file>